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>
        <style:tab-stops>
          <style:tab-stop style:position="3.2839in" style:type="center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2839in" style:type="center"/>
        </style:tab-stops>
      </style:paragraph-properties>
      <style:text-properties officeooo:rsid="00087e2d" officeooo:paragraph-rsid="00087e2d"/>
    </style:style>
    <style:style style:name="P3" style:family="paragraph" style:parent-style-name="Text_20_body" style:list-style-name="L1">
      <style:paragraph-properties>
        <style:tab-stops>
          <style:tab-stop style:position="3.2839in" style:type="center"/>
        </style:tab-stops>
      </style:paragraph-properties>
      <style:text-properties officeooo:rsid="00087e2d" officeooo:paragraph-rsid="00087e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tab/>Team Recipe Recommendations</text:h>
      <text:h text:style-name="Heading_20_2" text:outline-level="2">Goal</text:h>
      <text:p text:style-name="P2">Recipes created by a team member and created or updated with the tag “recommended” will have said recipe arranged at the top of the browse results</text:p>
      <text:h text:style-name="Heading_20_2" text:outline-level="2">Changes</text:h>
      <text:list text:style-name="L1">
        <text:list-item>
          <text:p text:style-name="P3">Altered frontend to design unique border for recommended dishes</text:p>
        </text:list-item>
        <text:list-item>
          <text:p text:style-name="P3">Altered GET API to check if the recipe’s owner is a team member and has the “recommended” tag</text:p>
        </text:list-item>
        <text:list-item>
          <text:p text:style-name="P3">Altered GET API to sort by result of subquery search for recommended recipes before sorting by created d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5T11:57:42.658423600</meta:creation-date>
    <dc:date>2026-04-25T12:01:26.625206400</dc:date>
    <meta:editing-duration>PT3M44S</meta:editing-duration>
    <meta:editing-cycles>1</meta:editing-cycles>
    <meta:document-statistic meta:table-count="0" meta:image-count="0" meta:object-count="0" meta:page-count="1" meta:paragraph-count="7" meta:word-count="79" meta:character-count="451" meta:non-whitespace-character-count="381"/>
    <meta:generator>LibreOffice/25.8.5.2$Windows_X86_64 LibreOffice_project/9c8b85f387cc00a89945a79c9e6239f32e450ac2</meta:generator>
  </office:meta>
</office:document-meta>
</file>